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Black" svg:font-family="'Arial Black'" style:font-family-generic="swiss" style:font-pitch="variable"/>
    <style:font-face style:name="Armalite Rifle" svg:font-family="'Armalite Rifle'" style:font-pitch="variable"/>
    <style:font-face style:name="Bahnschrift" svg:font-family="Bahnschrift" style:font-family-generic="swiss" style:font-pitch="variable"/>
    <style:font-face style:name="Baveuse" svg:font-family="Baveuse" style:font-pitch="variable"/>
    <style:font-face style:name="Cascadia Code" svg:font-family="'Cascadia Code'" style:font-family-generic="modern" style:font-pitch="fixed"/>
    <style:font-face style:name="Kredit" svg:font-family="Kredi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3077d" officeooo:paragraph-rsid="0013077d"/>
    </style:style>
    <style:style style:name="P2" style:family="paragraph" style:parent-style-name="Standard">
      <style:text-properties officeooo:rsid="00148dc5" officeooo:paragraph-rsid="00148dc5"/>
    </style:style>
    <style:style style:name="P3" style:family="paragraph" style:parent-style-name="Standard">
      <style:text-properties officeooo:rsid="00156fee" officeooo:paragraph-rsid="00156fee"/>
    </style:style>
    <style:style style:name="P4" style:family="paragraph" style:parent-style-name="Standard" style:list-style-name="L1">
      <style:text-properties officeooo:rsid="00184e6e" officeooo:paragraph-rsid="00184e6e"/>
    </style:style>
    <style:style style:name="P5" style:family="paragraph" style:parent-style-name="Standard" style:list-style-name="L1">
      <style:text-properties officeooo:rsid="001f5dd1" officeooo:paragraph-rsid="001f5dd1"/>
    </style:style>
    <style:style style:name="P6" style:family="paragraph" style:parent-style-name="Standard" style:list-style-name="L1">
      <style:text-properties officeooo:rsid="00192edc" officeooo:paragraph-rsid="00192edc"/>
    </style:style>
    <style:style style:name="P7" style:family="paragraph" style:parent-style-name="Standard" style:list-style-name="L1">
      <style:text-properties officeooo:rsid="002188c2" officeooo:paragraph-rsid="002188c2"/>
    </style:style>
    <style:style style:name="P8" style:family="paragraph" style:parent-style-name="Standard" style:list-style-name="L2">
      <style:text-properties officeooo:rsid="0019bce9" officeooo:paragraph-rsid="0019bce9"/>
    </style:style>
    <style:style style:name="P9" style:family="paragraph" style:parent-style-name="Standard" style:list-style-name="L2">
      <style:text-properties officeooo:rsid="001b0725" officeooo:paragraph-rsid="001b0725"/>
    </style:style>
    <style:style style:name="P10" style:family="paragraph" style:parent-style-name="Standard" style:list-style-name="L2">
      <style:text-properties officeooo:rsid="001d9665" officeooo:paragraph-rsid="001d9665"/>
    </style:style>
    <style:style style:name="P11" style:family="paragraph" style:parent-style-name="Standard" style:list-style-name="L2">
      <style:text-properties officeooo:rsid="001b53a2" officeooo:paragraph-rsid="001b53a2"/>
    </style:style>
    <style:style style:name="P12" style:family="paragraph" style:parent-style-name="Standard" style:list-style-name="L2">
      <style:text-properties officeooo:rsid="001d0328" officeooo:paragraph-rsid="001d0328"/>
    </style:style>
    <style:style style:name="P13" style:family="paragraph" style:parent-style-name="Standard">
      <style:text-properties officeooo:rsid="00148dc5" officeooo:paragraph-rsid="00148dc5"/>
    </style:style>
    <style:style style:name="P14" style:family="paragraph" style:parent-style-name="Standard" style:list-style-name="L3">
      <style:text-properties officeooo:rsid="002592bd" officeooo:paragraph-rsid="002592bd"/>
    </style:style>
    <style:style style:name="P15" style:family="paragraph" style:parent-style-name="Standard">
      <style:paragraph-properties fo:text-align="center" style:justify-single-word="false"/>
      <style:text-properties style:font-name="Kredit" fo:font-size="12pt" fo:font-weight="bold" officeooo:rsid="0013077d" officeooo:paragraph-rsid="002592bd" style:font-size-asian="12pt" style:font-weight-asian="bold" style:font-size-complex="12pt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Kredit" fo:font-size="12pt" fo:font-weight="bold" officeooo:rsid="0013077d" officeooo:paragraph-rsid="0013077d" style:font-size-asian="12pt" style:font-weight-asian="bold" style:font-size-complex="12pt" style:font-weight-complex="bold"/>
    </style:style>
    <style:style style:name="P17" style:family="paragraph" style:parent-style-name="Standard">
      <style:text-properties style:font-name="Cascadia Code" fo:font-size="14pt" fo:font-weight="bold" officeooo:rsid="00184e6e" officeooo:paragraph-rsid="00184e6e" style:font-size-asian="14pt" style:font-weight-asian="bold" style:font-size-complex="14pt" style:font-weight-complex="bold"/>
    </style:style>
    <style:style style:name="P18" style:family="paragraph" style:parent-style-name="Standard">
      <style:text-properties style:font-name="Cascadia Code" fo:font-size="14pt" fo:font-weight="bold" officeooo:rsid="00148dc5" officeooo:paragraph-rsid="00148dc5" style:font-size-asian="14pt" style:font-weight-asian="bold" style:font-size-complex="14pt" style:font-weight-complex="bold"/>
    </style:style>
    <style:style style:name="P19" style:family="paragraph" style:parent-style-name="Standard">
      <style:text-properties style:font-name="Cascadia Code" fo:font-size="14pt" fo:font-weight="bold" officeooo:rsid="0019bce9" officeooo:paragraph-rsid="0019bce9" style:font-size-asian="14pt" style:font-weight-asian="bold" style:font-size-complex="14pt" style:font-weight-complex="bold"/>
    </style:style>
    <style:style style:name="T1" style:family="text">
      <style:text-properties officeooo:rsid="001b53a2"/>
    </style:style>
    <style:style style:name="T2" style:family="text">
      <style:text-properties officeooo:rsid="001fd9a1"/>
    </style:style>
    <style:style style:name="T3" style:family="text">
      <style:text-properties officeooo:rsid="002592b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Learning to Build an Android APK Executable </text:p>
      <text:p text:style-name="P15">From a Running Python Program</text:p>
      <text:p text:style-name="P16"/>
      <text:p text:style-name="P17">► Premise and Major Steps</text:p>
      <text:list text:style-name="L1">
        <text:list-item>
          <text:p text:style-name="P4">Initially wanted to convert a PySimpleGUI Python program into a running Android App</text:p>
        </text:list-item>
        <text:list-item>
          <text:p text:style-name="P4">Got program running on Windows 10</text:p>
        </text:list-item>
        <text:list-item>
          <text:p text:style-name="P4">Got Program running inside PyDroid IDE on Android 12 Samsung Galaxy A12 cellphone</text:p>
          <text:list>
            <text:list-item>
              <text:p text:style-name="P5">No changes required to get this to work</text:p>
            </text:list-item>
          </text:list>
        </text:list-item>
        <text:list-item>
          <text:p text:style-name="P4">Followed lots of good info from YouTube videos on how to create <text:span text:style-name="T2">native </text:span>Android APK</text:p>
        </text:list-item>
        <text:list-item>
          <text:p text:style-name="P4">Could never get PySimpleGUI running as standalone <text:span text:style-name="T2">native </text:span>APK on Android</text:p>
        </text:list-item>
        <text:list-item>
          <text:p text:style-name="P6">Mike of PySimpleGUI confirmed that PySimpleGUI does not yet work as a n<text:span text:style-name="T2">ative</text:span> Android APK</text:p>
        </text:list-item>
        <text:list-item>
          <text:p text:style-name="P6">Took steps back to create a simple Kivy program, compile and run on Android</text:p>
        </text:list-item>
        <text:list-item>
          <text:p text:style-name="P6">Put together <text:span text:style-name="T1">build files, </text:span>info and source code from many different sources to create and run a very simple Android APK using Kivy which just puts up a simple interactive window</text:p>
        </text:list-item>
        <text:list-item>
          <text:p text:style-name="P7">This simple Kivy program can be used to be modified into a PySimpleGUI program and be a platform for debugging why it will not run (or sometimes not even compile)</text:p>
        </text:list-item>
      </text:list>
      <text:p text:style-name="P1"/>
      <text:p text:style-name="P1"/>
      <text:p text:style-name="P18">► Initial Investigation and Learning</text:p>
      <text:p text:style-name="P2"/>
      <text:p text:style-name="P2"><text:a xlink:type="simple" xlink:href="https://www.youtube.com/watch?v=VsTaM057rdc&amp;list=PL4dCAb3hSiR2JLMFM-8Co1LtMDlzBs3V-&amp;index=2&amp;t=755s" text:style-name="Internet_20_link" text:visited-style-name="Visited_20_Internet_20_Link">https://www.youtube.com/watch?v=VsTaM057rdc&amp;list=PL4dCAb3hSiR2JLMFM-8Co1LtMDlzBs3V-&amp;index=2&amp;t=755s</text:a></text:p>
      <text:p text:style-name="P2"><text:a xlink:type="simple" xlink:href="https://www.youtube.com/watch?v=pzsvN3fuBA0&amp;list=PL4dCAb3hSiR2JLMFM-8Co1LtMDlzBs3V-&amp;index=5&amp;t=1s" text:style-name="Internet_20_link" text:visited-style-name="Visited_20_Internet_20_Link">https://www.youtube.com/watch?v=pzsvN3fuBA0&amp;list=PL4dCAb3hSiR2JLMFM-8Co1LtMDlzBs3V-&amp;index=5&amp;t=1s</text:a></text:p>
      <text:p text:style-name="P2"><text:a xlink:type="simple" xlink:href="https://www.youtube.com/watch?v=B__UOykI0Mo&amp;list=PL4dCAb3hSiR2JLMFM-8Co1LtMDlzBs3V-&amp;index=7&amp;t=19s" text:style-name="Internet_20_link" text:visited-style-name="Visited_20_Internet_20_Link">https://www.youtube.com/watch?v=B__UOykI0Mo&amp;list=PL4dCAb3hSiR2JLMFM-8Co1LtMDlzBs3V-&amp;index=7&amp;t=19s</text:a></text:p>
      <text:p text:style-name="P2"><text:a xlink:type="simple" xlink:href="https://www.youtube.com/watch?v=WQ0oNpsTJus&amp;list=PL4dCAb3hSiR2JLMFM-8Co1LtMDlzBs3V-&amp;index=3&amp;t=14s" text:style-name="Internet_20_link" text:visited-style-name="Visited_20_Internet_20_Link">https://www.youtube.com/watch?v=WQ0oNpsTJus&amp;list=PL4dCAb3hSiR2JLMFM-8Co1LtMDlzBs3V-&amp;index=3&amp;t=14s</text:a></text:p>
      <text:p text:style-name="P2"><text:a xlink:type="simple" xlink:href="https://www.youtube.com/redirect?event=video_description&amp;redir_token=QUFFLUhqbk9Hd3F3M2I3YVp1OXVFOVlXSGVFYk9ILVZfUXxBQ3Jtc0tscG14Z25wVE51LXB6RWVSaGt2MEtXUFVxRk1Mc1RvSHVobGt0TDhsaGRzMU82cG1Dc1NRNnV1VF9pN2pjeHFwN3VhN2dkSzg0V1BYZnQxX1FPdU5SNFY2Nnlxa3owRVlucWxNZHU1MkRZXzVwRExNUQ&amp;q=https%3A%2F%2Fgithub.com%2Fdenczo%2Fkivy_examples&amp;v=o0ci6TD-r-k" office:target-frame-name="_blank" xlink:show="new" text:style-name="Internet_20_link" text:visited-style-name="Visited_20_Internet_20_Link">https://github.com/denczo/kivy_examples</text:a> </text:p>
      <text:p text:style-name="P2"/>
      <text:p text:style-name="P3">simple kivy program</text:p>
      <text:p text:style-name="P2"><text:a xlink:type="simple" xlink:href="https://www.geeksforgeeks.org/python-make-a-simple-window-using-kivy/" text:style-name="Internet_20_link" text:visited-style-name="Visited_20_Internet_20_Link">https://www.geeksforgeeks.org/python-make-a-simple-window-using-kivy/</text:a></text:p>
      <text:p text:style-name="P2"/>
      <text:p text:style-name="P19">► Development Environment</text:p>
      <text:list text:style-name="L2">
        <text:list-item>
          <text:p text:style-name="P8">Visual Studio for code and preliminary debug on Windows 10</text:p>
        </text:list-item>
        <text:list-item>
          <text:p text:style-name="P9">GitHUB for source code revision management</text:p>
          <text:list>
            <text:list-item>
              <text:p text:style-name="P10">Git repo can be found at: <text:s/></text:p>
            </text:list-item>
          </text:list>
        </text:list-item>
        <text:list-item>
          <text:p text:style-name="P9">APK build infrastructure – Google Colaboratory</text:p>
          <text:list>
            <text:list-item>
              <text:p text:style-name="P9"><text:a xlink:type="simple" xlink:href="https://colab.research.google.com/" text:style-name="Internet_20_link" text:visited-style-name="Visited_20_Internet_20_Link">https://colab.research.google.com/</text:a></text:p>
            </text:list-item>
          </text:list>
        </text:list-item>
        <text:list-item>
          <text:p text:style-name="P11">Use ScrCpy utility to create a video capture of KivySimple app install/run</text:p>
          <text:list>
            <text:list-item>
              <text:p text:style-name="P12">Use adb.exe for debug connection to phone and capture of log for “Traceback” log of exact nature of failure</text:p>
            </text:list-item>
          </text:list>
        </text:list-item>
      </text:list>
      <text:p text:style-name="P2"/>
      <text:p text:style-name="P18">► <text:span text:style-name="T3">Currrent project status Dec. 3, 2022</text:span></text:p>
      <text:p text:style-name="P2"/>
      <text:list text:style-name="L3">
        <text:list-item>
          <text:p text:style-name="P14">Built, installed and ran app on Samsung Galaxy A12 phone. </text:p>
        </text:list-item>
        <text:list-item>
          <text:p text:style-name="P14"><text:soft-page-break/>Took screen capture video of install and run showing proof it worked</text:p>
        </text:list-item>
        <text:list-item>
          <text:p text:style-name="P14">Re-built everything before committing to Git repo</text:p>
          <text:list>
            <text:list-item>
              <text:p text:style-name="P14">Build worked fine, but got fatal error while installing</text:p>
            </text:list-item>
            <text:list-item>
              <text:p text:style-name="P14">Checking in to Git repo anyway so that others can work in parallel and maybe find the problem</text:p>
            </text:list-item>
          </text:list>
        </text:list-item>
        <text:list-item>
          <text:p text:style-name="P14">Found an even simpler Kivy program of “Hello World” and will begin to see if this will build, install and run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Black" svg:font-family="'Arial Black'" style:font-family-generic="swiss" style:font-pitch="variable"/>
    <style:font-face style:name="Armalite Rifle" svg:font-family="'Armalite Rifle'" style:font-pitch="variable"/>
    <style:font-face style:name="Bahnschrift" svg:font-family="Bahnschrift" style:font-family-generic="swiss" style:font-pitch="variable"/>
    <style:font-face style:name="Baveuse" svg:font-family="Baveuse" style:font-pitch="variable"/>
    <style:font-face style:name="Cascadia Code" svg:font-family="'Cascadia Code'" style:font-family-generic="modern" style:font-pitch="fixed"/>
    <style:font-face style:name="Kredit" svg:font-family="Kredi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2-02T06:20:13.453000000</meta:creation-date>
    <dc:date>2022-12-03T14:13:00.082000000</dc:date>
    <meta:editing-duration>PT1H41M39S</meta:editing-duration>
    <meta:editing-cycles>17</meta:editing-cycles>
    <meta:generator>LibreOffice/7.4.2.3$Windows_X86_64 LibreOffice_project/382eef1f22670f7f4118c8c2dd222ec7ad009daf</meta:generator>
    <meta:document-statistic meta:table-count="0" meta:image-count="0" meta:object-count="0" meta:page-count="2" meta:paragraph-count="36" meta:word-count="356" meta:character-count="2447" meta:non-whitespace-character-count="2144"/>
  </office:meta>
</office:document-meta>
</file>